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NodeRevision.getMetaData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Revision.getMetaData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NodeRevision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NodeRevision.getMim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NodeRevision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NodeRevision.getMeta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NodeRevision.getMetaDataNamespaceUr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Revision.SourceNodeRevision( SourceNode node , int number , ServiceManager 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NodeRevision.exi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ourceNodeRevision.g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NodeRevision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Revision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NodeRevision.initializ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urceNodeRevision.getInputStream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ourceNodeRevision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